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b5c2" officeooo:paragraph-rsid="001bb5c2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bb5c2" officeooo:paragraph-rsid="001bb5c2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style:text-underline-style="solid" style:text-underline-width="auto" style:text-underline-color="font-color" fo:font-weight="bold" officeooo:rsid="001bb5c2" officeooo:paragraph-rsid="001bb5c2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officeooo:rsid="001c89eb" officeooo:paragraph-rsid="001c89eb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bold" officeooo:rsid="001c8fdc" officeooo:paragraph-rsid="001c8fd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style:text-underline-style="none" fo:font-weight="normal" officeooo:rsid="001c8fdc" officeooo:paragraph-rsid="001c8fd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4pt" style:text-underline-style="none" fo:font-weight="normal" officeooo:rsid="001c8fdc" officeooo:paragraph-rsid="001c8fdc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.3752in" style:auto-text-indent="false" style:page-number="auto" fo:background-color="transparent"/>
      <style:text-properties fo:font-size="14pt" style:text-underline-style="none" fo:font-weight="normal" officeooo:rsid="001c8fdc" officeooo:paragraph-rsid="001c8fd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8fdc" officeooo:paragraph-rsid="001c8fd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c9211e" loext:opacity="100%" fo:font-size="14pt" style:text-underline-style="none" fo:font-weight="normal" officeooo:rsid="001c8fdc" officeooo:paragraph-rsid="001c8fd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loext:opacity="0%" style:font-name="system-ui" fo:font-size="9.75pt" fo:letter-spacing="normal" fo:font-style="normal" style:text-underline-style="none" fo:font-weight="normal" officeooo:rsid="001c8fdc" officeooo:paragraph-rsid="001c8fd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fo:font-size="14pt" fo:font-weight="normal" officeooo:paragraph-rsid="001c8fdc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fo:font-size="14pt" style:text-underline-style="none" fo:font-weight="normal" officeooo:rsid="001c8fdc" officeooo:paragraph-rsid="001c8fdc" style:font-size-asian="14pt" style:font-weight-asian="normal" style:font-size-complex="14pt" style:font-weight-complex="normal"/>
    </style:style>
    <style:style style:name="P14" style:family="paragraph" style:parent-style-name="List_20_Paragraph" style:list-style-name="L1">
      <style:paragraph-properties fo:margin-top="0in" fo:margin-bottom="0.139in" style:contextual-spacing="true" fo:line-height="150%" fo:text-align="start" style:justify-single-word="false"/>
      <style:text-properties fo:color="#c9211e" loext:opacity="100%" style:text-line-through-style="solid" style:text-line-through-type="single" fo:font-weight="normal" officeooo:rsid="001c89eb" officeooo:paragraph-rsid="001f23af" style:font-weight-asian="normal" style:font-weight-complex="normal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officeooo:rsid="001bb5c2" officeooo:paragraph-rsid="001bb5c2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2e6994" officeooo:paragraph-rsid="002e6994" style:font-weight-asian="normal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303a2a" officeooo:paragraph-rsid="00303a2a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3145b6" officeooo:paragraph-rsid="003145b6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31755b" officeooo:paragraph-rsid="0031755b" style:font-weight-asian="normal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2bdd69" officeooo:paragraph-rsid="002bdd69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1c89eb" officeooo:paragraph-rsid="001c89eb" style:font-weight-asian="normal" style:font-weight-complex="normal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fo:color="#c9211e" loext:opacity="100%" style:text-line-through-style="solid" style:text-line-through-type="single" fo:font-weight="normal" officeooo:rsid="001c89eb" officeooo:paragraph-rsid="001bb5c2" style:font-weight-asian="normal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21b341" officeooo:paragraph-rsid="0021b341" style:font-weight-asian="normal" style:font-weight-complex="normal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23cbdc" officeooo:paragraph-rsid="0023cbdc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fo:color="#c9211e" loext:opacity="100%" style:text-line-through-style="solid" style:text-line-through-type="single" fo:font-weight="normal" officeooo:rsid="00222eed" officeooo:paragraph-rsid="00222eed" style:font-weight-asian="normal" style:font-weight-complex="normal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color="#c9211e" loext:opacity="100%" fo:font-weight="normal" officeooo:rsid="0021b341" officeooo:paragraph-rsid="0021b341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font-name="system-ui" fo:font-size="9.75pt" fo:letter-spacing="normal" fo:font-style="normal"/>
    </style:style>
    <style:style style:name="T6" style:family="text">
      <style:text-properties style:text-underline-style="none" officeooo:rsid="001c8fdc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gular project</text:p>
      <text:p text:style-name="P1"/>
      <text:p text:style-name="P3">TODO list:</text:p>
      <text:p text:style-name="P22"/>
      <text:p text:style-name="P4"/>
      <text:p text:style-name="P5">Import data:</text:p>
      <text:p text:style-name="P9"><text:s text:c="7"/><text:span text:style-name="T3"><text:s text:c="2"/></text:span><text:span text:style-name="T4">"title": </text:span><text:span text:style-name="T3">"Carbon Fiber Rear Spoiler",</text:span></text:p>
      <text:p text:style-name="P7"><text:s text:c="8"/><text:span text:style-name="T2">"price":</text:span> "580", </text:p>
      <text:p text:style-name="P7"><text:s text:c="8"/><text:span text:style-name="T2">"description":</text:span> "Dry carbon fiber rear spoiler with UV-resistant clear coat finish. Aerodynamically designed to reduce drag and improve stability at high speeds. Includes all mounting hardware and installation instructions. Professional installation recommended.",</text:p>
      <text:p text:style-name="P7"><text:s text:c="8"/><text:span text:style-name="T2">"imageUrl":</text:span> "https://getnrg.com/cdn/shop/products/CARB-A690-NRG-05-780X700_800x.jpg?v=1605747347",</text:p>
      <text:p text:style-name="P7"><text:s text:c="8"/><text:span text:style-name="T2">"quantity":</text:span> "15",</text:p>
      <text:p text:style-name="P7"><text:s text:c="8"/><text:span text:style-name="T2">"category":</text:span> "Body and Exterior",</text:p>
      <text:p text:style-name="P7"><text:s text:c="8"/><text:span text:style-name="T2">"brand":</text:span> "Seibon",</text:p>
      <text:p text:style-name="P7"><text:s text:c="8"/><text:span text:style-name="T2">"year":</text:span> "2024",</text:p>
      <text:p text:style-name="P7"><text:s text:c="8"/><text:span text:style-name="T2">"rating":</text:span> "4",</text:p>
      <text:p text:style-name="P6"><text:s text:c="8"/></text:p>
      <text:p text:style-name="P8"><text:span text:style-name="T2">"title":</text:span> "Adjustable Coilover Suspension Kit",</text:p>
      <text:p text:style-name="P7"><text:s text:c="8"/><text:span text:style-name="T2">"price":</text:span> "2100",</text:p>
      <text:p text:style-name="P7"><text:s text:c="8"/><text:span text:style-name="T2">"description":</text:span> "Professional-grade adjustable coilover suspension system with 32-step damping adjustment. Features lightweight aluminum construction with progressive spring rates. Provides improved handling, ride quality, and adjustable ride height.",</text:p>
      <text:p text:style-name="P7"><text:s text:c="8"/><text:span text:style-name="T2">"imageUrl":</text:span> "https://groundcontrolstore.com/cdn/shop/products/240Z_Complete_Kit1_1024x1024.jpg?v=1554500761",</text:p>
      <text:p text:style-name="P7"><text:s text:c="8"/><text:span text:style-name="T2">"quantity":</text:span> "8",</text:p>
      <text:p text:style-name="P7"><text:s text:c="8"/><text:span text:style-name="T2">"category":</text:span> "Suspension and Steering", </text:p>
      <text:p text:style-name="P7"><text:s text:c="8"/><text:span text:style-name="T2">"brand":</text:span> "Öhlins",</text:p>
      <text:p text:style-name="P7"><text:s text:c="8"/><text:span text:style-name="T2">"year":</text:span> "2024", </text:p>
      <text:p text:style-name="P7"><text:s text:c="8"/><text:span text:style-name="T2">"rating":</text:span> "5",</text:p>
      <text:p text:style-name="P7"><text:s text:c="8"/></text:p>
      <text:p text:style-name="P7"><text:s text:c="8"/><text:span text:style-name="T2">"title": </text:span>"Ceramic Performance Brake Pads",</text:p>
      <text:p text:style-name="P7"><text:s text:c="8"/><text:span text:style-name="T2">"price":</text:span> "180",</text:p>
      <text:p text:style-name="P7"><text:s text:c="8"/><text:span text:style-name="T2">"description":</text:span> "High-performance ceramic brake pads offering superior stopping power with reduced dust and noise. Heat-resistant compound ensures consistent performance under extreme conditions. Compatible with most sport and luxury vehicles.",</text:p>
      <text:p text:style-name="P7"><text:s text:c="8"/><text:span text:style-name="T2">"imageUrl":</text:span> "https://unpluggedperformance.com/wp-content/smush-webp/2022/07/2021-Tesla-<text:soft-page-break/>Model-S-Model-X-Front-Factory-Caliper-Oversize-Carbon-Ceramic-Rotor-Pad-Kit-Image-1-1000x1000.jpg.webp",</text:p>
      <text:p text:style-name="P7"><text:s text:c="8"/><text:span text:style-name="T2">"quantity":</text:span> "25",</text:p>
      <text:p text:style-name="P7"><text:s text:c="8"/><text:span text:style-name="T2">"category":</text:span> "Braking System",</text:p>
      <text:p text:style-name="P7"><text:s text:c="8"/><text:span text:style-name="T2">"brand":</text:span> "Brembo",</text:p>
      <text:p text:style-name="P7"><text:s text:c="8"/><text:span text:style-name="T2">"year":</text:span> "2024",</text:p>
      <text:p text:style-name="P7"><text:s text:c="8"/><text:span text:style-name="T2">"rating":</text:span> "4",</text:p>
      <text:p text:style-name="P7"><text:s text:c="7"/></text:p>
      <text:p text:style-name="P7"><text:s text:c="8"/><text:span text:style-name="T2">"title":</text:span> "Adaptive LED Headlight Assembly",</text:p>
      <text:p text:style-name="P7"><text:s text:c="8"/><text:span text:style-name="T2">"price":</text:span> "650",</text:p>
      <text:p text:style-name="P7"><text:s text:c="8"/><text:span text:style-name="T2">"description":</text:span> "Adaptive LED headlight system with automatic beam adjustment and cornering lights. Features xenon-white 6000K color temperature for maximum visibility. Energy-efficient design with 50,000+ hour lifespan.",</text:p>
      <text:p text:style-name="P7"><text:s text:c="8"/><text:span text:style-name="T2">"imageUrl":</text:span> "https://www.k2-industries.com/cdn/shop/files/K2-1097-BMW-011-HL.webp?v=1741139941",</text:p>
      <text:p text:style-name="P7"><text:s text:c="8"/><text:span text:style-name="T2">"quantity":</text:span> "12",</text:p>
      <text:p text:style-name="P7"><text:s text:c="8"/><text:span text:style-name="T2">"category":</text:span> "Lighting and Electrical",</text:p>
      <text:p text:style-name="P7"><text:s text:c="8"/><text:span text:style-name="T2">"brand":</text:span> "Osram",</text:p>
      <text:p text:style-name="P7"><text:s text:c="8"/><text:span text:style-name="T2">"year":</text:span> "2024",</text:p>
      <text:p text:style-name="P7"><text:s text:c="8"/><text:span text:style-name="T2">"rating":</text:span> "5",</text:p>
      <text:p text:style-name="P7"><text:s text:c="7"/></text:p>
      <text:p text:style-name="P7"><text:s text:c="8"/><text:span text:style-name="T2">"title":</text:span> "Cold Air Intake System",</text:p>
      <text:p text:style-name="P7"><text:s text:c="8"/><text:span text:style-name="T2">"price":</text:span> "320",</text:p>
      <text:p text:style-name="P7"><text:s text:c="8"/><text:span text:style-name="T2">"description":</text:span> "High-flow cold air intake system with reusable cotton filter. Improves horsepower and torque while enhancing engine sound. Includes heat shield and all necessary hardware for easy installation.",</text:p>
      <text:p text:style-name="P7"><text:s text:c="8"/><text:span text:style-name="T2">"imageUrl":</text:span> "https://res.cloudinary.com/knfilters-com/image/upload/c_lpad,dpr_2.0,f_auto,h_540,q_auto,w_540/v1/media/catalog/product/A/E/AEM-21-827C_1.jpg?_i=AB",</text:p>
      <text:p text:style-name="P7"><text:s text:c="8"/><text:span text:style-name="T2">"quantity":</text:span> "18",</text:p>
      <text:p text:style-name="P7"><text:s text:c="8"/><text:span text:style-name="T2">"category":</text:span> "Engine and Drivetrain",</text:p>
      <text:p text:style-name="P7"><text:s text:c="8"/><text:span text:style-name="T2">"brand":</text:span> "K&amp;N",</text:p>
      <text:p text:style-name="P7"><text:s text:c="8"/><text:span text:style-name="T2">"year":</text:span> "2024",</text:p>
      <text:p text:style-name="P7"><text:s text:c="8"/><text:span text:style-name="T2">"rating":</text:span> "4",</text:p>
      <text:p text:style-name="P7"><text:s text:c="3"/></text:p>
      <text:p text:style-name="P7"><text:s text:c="8"/><text:span text:style-name="T2">"title":</text:span> "Racing Bucket Seats (Pair)",</text:p>
      <text:p text:style-name="P7"><text:s text:c="8"/><text:span text:style-name="T2">"price":</text:span> "1450",</text:p>
      <text:p text:style-name="P7"><text:s text:c="8"/><text:span text:style-name="T2">"description":</text:span> "FIA-approved racing bucket seats with carbon fiber shell and Alcantara upholstery. Provides excellent lateral support and comfort during spirited driving. Includes side mounting brackets and harness slots.",</text:p>
      <text:p text:style-name="P7"><text:s text:c="8"/><text:span text:style-name="T2">"imageUrl":</text:span> "https://m.media-amazon.com/images/I/61YPYddn0oL._UF894,1000_QL80_.jpg",</text:p>
      <text:p text:style-name="P7"><text:s text:c="8"/><text:span text:style-name="T2">"quantity":</text:span> "6",</text:p>
      <text:p text:style-name="P7"><text:s text:c="8"/><text:span text:style-name="T2">"category"</text:span>: "Interior and Comfort",</text:p>
      <text:p text:style-name="P7"><text:s text:c="8"/><text:span text:style-name="T2">"brand":</text:span> "Recaro",</text:p>
      <text:p text:style-name="P7"><text:soft-page-break/><text:s text:c="8"/><text:span text:style-name="T2">"year":</text:span> "2024",</text:p>
      <text:p text:style-name="P7"><text:s text:c="8"/><text:span text:style-name="T2">"rating":</text:span> "5",</text:p>
      <text:p text:style-name="P13"/>
      <text:p text:style-name="P13"/>
      <text:p text:style-name="P11">Разгледай styles.css в папка src и го разхвърляй по css файловете на компонентите в папките features и sheared, така че всичко да работи без промяна, в съответствие с добрите практики.</text:p>
      <text:p text:style-name="P10"/>
      <text:p text:style-name="P12"><text:span text:style-name="T6"><text:s text:c="8"/></text:span><text:span text:style-name="T5">Да продължавай, без да ме питаш. Когато откриеш css който се изполва на повече места го остави глобален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.0555in" fo:margin-bottom="0.0835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22:02:10.492292103</meta:creation-date>
    <dc:date>2025-08-20T23:39:17.664028637</dc:date>
    <meta:editing-duration>PT15H19M3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64" meta:word-count="349" meta:character-count="3865" meta:non-whitespace-character-count="3106"/>
  </office:meta>
</office:document-meta>
</file>